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property-loss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% Recovered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2" office:value-type="float" office:value="24687963">
            <text:p>24,687,963</text:p>
          </table:table-cell>
          <table:table-cell table:style-name="ce22" office:value-type="float" office:value="7070270">
            <text:p>7,070,270</text:p>
          </table:table-cell>
          <table:table-cell table:style-name="ce21" office:value-type="float" office:value="28.6">
            <text:p>28.6</text:p>
          </table:table-cell>
        </table:table-row>
        <table:table-row table:style-name="ro2">
          <table:table-cell table:style-name="ce21" office:value-type="string">
            <text:p>FEB</text:p>
          </table:table-cell>
          <table:table-cell table:style-name="ce22" office:value-type="float" office:value="18983875">
            <text:p>18,983,875</text:p>
          </table:table-cell>
          <table:table-cell table:style-name="ce22" office:value-type="float" office:value="5989571">
            <text:p>5,989,571</text:p>
          </table:table-cell>
          <table:table-cell table:style-name="ce21" office:value-type="float" office:value="31.6">
            <text:p>31.6</text:p>
          </table:table-cell>
        </table:table-row>
        <table:table-row table:style-name="ro2">
          <table:table-cell table:style-name="ce21" office:value-type="string">
            <text:p>MAR</text:p>
          </table:table-cell>
          <table:table-cell table:style-name="ce22" office:value-type="float" office:value="22718778">
            <text:p>22,718,778</text:p>
          </table:table-cell>
          <table:table-cell table:style-name="ce22" office:value-type="float" office:value="7592796">
            <text:p>7,592,796</text:p>
          </table:table-cell>
          <table:table-cell table:style-name="ce21" office:value-type="float" office:value="33.4">
            <text:p>33.4</text:p>
          </table:table-cell>
        </table:table-row>
        <table:table-row table:style-name="ro2">
          <table:table-cell table:style-name="ce21" office:value-type="string">
            <text:p>APR</text:p>
          </table:table-cell>
          <table:table-cell table:style-name="ce22" office:value-type="float" office:value="22442720">
            <text:p>22,442,720</text:p>
          </table:table-cell>
          <table:table-cell table:style-name="ce22" office:value-type="float" office:value="6300504">
            <text:p>6,300,504</text:p>
          </table:table-cell>
          <table:table-cell table:style-name="ce21" office:value-type="float" office:value="28.1">
            <text:p>28.1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22497515">
            <text:p>22,497,515</text:p>
          </table:table-cell>
          <table:table-cell table:style-name="ce22" office:value-type="float" office:value="6824276">
            <text:p>6,824,276</text:p>
          </table:table-cell>
          <table:table-cell table:style-name="ce21" office:value-type="float" office:value="30.3">
            <text:p>30.3</text:p>
          </table:table-cell>
        </table:table-row>
        <table:table-row table:style-name="ro2">
          <table:table-cell table:style-name="ce21" office:value-type="string">
            <text:p>JUN</text:p>
          </table:table-cell>
          <table:table-cell table:style-name="ce22" office:value-type="float" office:value="22525991">
            <text:p>22,525,991</text:p>
          </table:table-cell>
          <table:table-cell table:style-name="ce22" office:value-type="float" office:value="6690649">
            <text:p>6,690,649</text:p>
          </table:table-cell>
          <table:table-cell table:style-name="ce21" office:value-type="float" office:value="29.7">
            <text:p>29.7</text:p>
          </table:table-cell>
        </table:table-row>
        <table:table-row table:style-name="ro2">
          <table:table-cell table:style-name="ce21" office:value-type="string">
            <text:p>JUL</text:p>
          </table:table-cell>
          <table:table-cell table:style-name="ce22" office:value-type="float" office:value="24557260">
            <text:p>24,557,260</text:p>
          </table:table-cell>
          <table:table-cell table:style-name="ce22" office:value-type="float" office:value="7407660">
            <text:p>7,407,660</text:p>
          </table:table-cell>
          <table:table-cell table:style-name="ce21" office:value-type="float" office:value="30.2">
            <text:p>30.2</text:p>
          </table:table-cell>
        </table:table-row>
        <table:table-row table:style-name="ro2">
          <table:table-cell table:style-name="ce21" office:value-type="string">
            <text:p>AUG</text:p>
          </table:table-cell>
          <table:table-cell table:style-name="ce22" office:value-type="float" office:value="26813798">
            <text:p>26,813,798</text:p>
          </table:table-cell>
          <table:table-cell table:style-name="ce22" office:value-type="float" office:value="8639605">
            <text:p>8,639,605</text:p>
          </table:table-cell>
          <table:table-cell table:style-name="ce21" office:value-type="float" office:value="32.2">
            <text:p>32.2</text:p>
          </table:table-cell>
        </table:table-row>
        <table:table-row table:style-name="ro2">
          <table:table-cell table:style-name="ce21" office:value-type="string">
            <text:p>SEP</text:p>
          </table:table-cell>
          <table:table-cell table:style-name="ce22" office:value-type="float" office:value="23188574">
            <text:p>23,188,574</text:p>
          </table:table-cell>
          <table:table-cell table:style-name="ce22" office:value-type="float" office:value="6329867">
            <text:p>6,329,867</text:p>
          </table:table-cell>
          <table:table-cell table:style-name="ce21" office:value-type="float" office:value="27.3">
            <text:p>27.3</text:p>
          </table:table-cell>
        </table:table-row>
        <table:table-row table:style-name="ro2">
          <table:table-cell table:style-name="ce21" office:value-type="string">
            <text:p>OCT</text:p>
          </table:table-cell>
          <table:table-cell table:style-name="ce22" office:value-type="float" office:value="24373449">
            <text:p>24,373,449</text:p>
          </table:table-cell>
          <table:table-cell table:style-name="ce22" office:value-type="float" office:value="6432469">
            <text:p>6,432,469</text:p>
          </table:table-cell>
          <table:table-cell table:style-name="ce21" office:value-type="float" office:value="26.4">
            <text:p>26.4</text:p>
          </table:table-cell>
        </table:table-row>
        <table:table-row table:style-name="ro2">
          <table:table-cell table:style-name="ce21" office:value-type="string">
            <text:p>NOV</text:p>
          </table:table-cell>
          <table:table-cell table:style-name="ce22" office:value-type="float" office:value="22243607">
            <text:p>22,243,607</text:p>
          </table:table-cell>
          <table:table-cell table:style-name="ce22" office:value-type="float" office:value="5541598">
            <text:p>5,541,598</text:p>
          </table:table-cell>
          <table:table-cell table:style-name="ce21" office:value-type="float" office:value="24.9">
            <text:p>24.9</text:p>
          </table:table-cell>
        </table:table-row>
        <table:table-row table:style-name="ro2">
          <table:table-cell table:style-name="ce21" office:value-type="string">
            <text:p>DEC</text:p>
          </table:table-cell>
          <table:table-cell table:style-name="ce22" office:value-type="float" office:value="20588419">
            <text:p>20,588,419</text:p>
          </table:table-cell>
          <table:table-cell table:style-name="ce22" office:value-type="float" office:value="5474743">
            <text:p>5,474,743</text:p>
          </table:table-cell>
          <table:table-cell table:style-name="ce21" office:value-type="float" office:value="26.6">
            <text:p>26.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75621949">
            <text:p>$275,621,949</text:p>
          </table:table-cell>
          <table:table-cell table:style-name="ce23" office:value-type="float" office:value="80294008">
            <text:p>$80,294,008</text:p>
          </table:table-cell>
          <table:table-cell table:style-name="ce21" office:value-type="float" office:value="28.9">
            <text:p>28.9</text:p>
          </table:table-cell>
        </table:table-row>
      </table:table>
      <table:table table:name="value-of-property-los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53553">
            <text:p>53,553</text:p>
          </table:table-cell>
          <table:table-cell table:style-name="ce25" office:value-type="float" office:value="0">
            <text:p>0</text:p>
          </table:table-cell>
          <table:table-cell table:style-name="ce24" office:value-type="float" office:value="231505">
            <text:p>231,505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509">
            <text:p>2,509</text:p>
          </table:table-cell>
          <table:table-cell table:style-name="ce24" office:value-type="float" office:value="56351510">
            <text:p>56,351,51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88633727">
            <text:p>88,633,727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72911">
            <text:p>172,911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1578188">
            <text:p>1,578,188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38832">
            <text:p>138,832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167882">
            <text:p>167,882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28">
            <text:p>428</text:p>
          </table:table-cell>
          <table:table-cell table:style-name="ce24" office:value-type="float" office:value="530350">
            <text:p>530,35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3079798">
            <text:p>3,079,798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604503">
            <text:p>604,503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10373495">
            <text:p>10,373,495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34366">
            <text:p>134,36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655611">
            <text:p>2,655,611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3687">
            <text:p>23,687</text:p>
          </table:table-cell>
          <table:table-cell table:style-name="ce26" office:value-type="float" office:value="5">
            <text:p>5</text:p>
          </table:table-cell>
          <table:table-cell table:style-name="ce24" office:value-type="float" office:value="857164">
            <text:p>857,164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455">
            <text:p>45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142">
            <text:p>16,142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0">
            <text:p>350</text:p>
          </table:table-cell>
          <table:table-cell table:style-name="ce24" office:value-type="float" office:value="144351">
            <text:p>144,351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156694">
            <text:p>1,156,694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25369">
            <text:p>225,369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232263">
            <text:p>2,232,263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8405">
            <text:p>18,405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788443">
            <text:p>788,443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5062792">
            <text:p>5,062,792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314">
            <text:p>2,314</text:p>
          </table:table-cell>
          <table:table-cell table:style-name="ce24" office:value-type="float" office:value="125260">
            <text:p>125,26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043935">
            <text:p>3,043,935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226127">
            <text:p>2,226,127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0303867">
            <text:p>20,303,867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4656">
            <text:p>34,65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43282">
            <text:p>243,282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4052">
            <text:p>754,052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861235">
            <text:p>4,861,235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838413">
            <text:p>838,413</text:p>
          </table:table-cell>
          <table:table-cell table:style-name="ce21" office:value-type="float" office:value="32">
            <text:p>32</text:p>
          </table:table-cell>
          <table:table-cell table:style-name="ce24" office:value-type="float" office:value="33061434">
            <text:p>33,061,434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623">
            <text:p>9,623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63954">
            <text:p>163,954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4610433">
            <text:p>4,610,433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235">
            <text:p>3,235</text:p>
          </table:table-cell>
          <table:table-cell table:style-name="ce22" office:value-type="float" office:value="86429">
            <text:p>86,42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702018">
            <text:p>702,018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381582">
            <text:p>3,381,582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217536">
            <text:p>9,217,536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82008">
            <text:p>82,008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774518">
            <text:p>774,518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379999">
            <text:p>379,999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8380380">
            <text:p>8,380,38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596395">
            <text:p>596,395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7050507">
            <text:p>7,050,507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441053">
            <text:p>1,441,05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805861">
            <text:p>2,805,861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5026">
            <text:p>5,02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5220">
            <text:p>15,220</text:p>
          </table:table-cell>
          <table:table-cell table:style-name="ce21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0">
            <text:p>1,32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65687">
            <text:p>165,687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97198">
            <text:p>497,198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10840477">
            <text:p>10,840,477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7822506">
            <text:p>7,822,50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2202888">
            <text:p>12,202,888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9562">
            <text:p>19,562</text:p>
          </table:table-cell>
          <table:table-cell table:style-name="ce22" office:value-type="float" office:value="235230">
            <text:p>235,23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318105">
            <text:p>9,318,105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27077">
            <text:p>127,077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630241">
            <text:p>630,24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5">
            <text:p>165</text:p>
          </table:table-cell>
          <table:table-cell table:style-name="ce22" office:value-type="float" office:value="17593">
            <text:p>17,593</text:p>
          </table:table-cell>
          <table:table-cell table:style-name="ce22" office:value-type="float" office:value="2326712">
            <text:p>2,326,712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31330659">
            <text:p>31,330,65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789">
            <text:p>$9,789</text:p>
          </table:table-cell>
          <table:table-cell table:style-name="ce23" office:value-type="float" office:value="47918">
            <text:p>$47,918</text:p>
          </table:table-cell>
          <table:table-cell table:style-name="ce23" office:value-type="float" office:value="80294008">
            <text:p>$80,294,008</text:p>
          </table:table-cell>
          <table:table-cell table:style-name="ce23" office:value-type="float" office:value="47">
            <text:p>$47</text:p>
          </table:table-cell>
          <table:table-cell table:style-name="ce23" office:value-type="float" office:value="275621949">
            <text:p>$275,621,949</text:p>
          </table:table-cell>
        </table:table-row>
        <table:table-row table:style-name="ro2">
          <table:table-cell table:style-name="ce21" office:value-type="string">
            <text:p>The number 1 is placed in the value of property field when the actual dollar value is not known.</text:p>
          </table:table-cell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a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1153">
            <text:p>1,15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13645">
            <text:p>13645</text:p>
          </table:table-cell>
          <table:table-cell table:style-name="ce22" office:value-type="float" office:value="12384189">
            <text:p>12,384,18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258">
            <text:p>3258</text:p>
          </table:table-cell>
          <table:table-cell table:style-name="ce22" office:value-type="float" office:value="10400222">
            <text:p>10,400,22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0">
            <text:p>50</text:p>
          </table:table-cell>
          <table:table-cell table:style-name="ce22" office:value-type="float" office:value="112110">
            <text:p>112,110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7851">
            <text:p>7851</text:p>
          </table:table-cell>
          <table:table-cell table:style-name="ce22" office:value-type="float" office:value="13745110">
            <text:p>13,745,110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2" office:value-type="float" office:value="4126">
            <text:p>4,126</text:p>
          </table:table-cell>
          <table:table-cell table:style-name="ce22" office:value-type="float" office:value="2797365">
            <text:p>2,797,36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467">
            <text:p>1467</text:p>
          </table:table-cell>
          <table:table-cell table:style-name="ce22" office:value-type="float" office:value="555706">
            <text:p>555,706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53">
            <text:p>53</text:p>
          </table:table-cell>
          <table:table-cell table:style-name="ce22" office:value-type="float" office:value="24655">
            <text:p>24,655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217">
            <text:p>217</text:p>
          </table:table-cell>
          <table:table-cell table:style-name="ce22" office:value-type="float" office:value="477309">
            <text:p>477,309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1" office:value-type="float" office:value="13714">
            <text:p>13714</text:p>
          </table:table-cell>
          <table:table-cell table:style-name="ce22" office:value-type="float" office:value="17600145">
            <text:p>17,600,145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365">
            <text:p>365</text:p>
          </table:table-cell>
          <table:table-cell table:style-name="ce22" office:value-type="float" office:value="1034157">
            <text:p>1,034,157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832">
            <text:p>832</text:p>
          </table:table-cell>
          <table:table-cell table:style-name="ce22" office:value-type="float" office:value="83191">
            <text:p>83,191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825">
            <text:p>825</text:p>
          </table:table-cell>
          <table:table-cell table:style-name="ce22" office:value-type="float" office:value="85068">
            <text:p>85,06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3365">
            <text:p>23365</text:p>
          </table:table-cell>
          <table:table-cell table:style-name="ce22" office:value-type="float" office:value="5397104">
            <text:p>5,397,10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0314">
            <text:p>40314</text:p>
          </table:table-cell>
          <table:table-cell table:style-name="ce22" office:value-type="float" office:value="29500971">
            <text:p>29,500,971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265802">
            <text:p>265,80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0564">
            <text:p>60564</text:p>
          </table:table-cell>
          <table:table-cell table:style-name="ce22" office:value-type="float" office:value="24736077">
            <text:p>24,736,077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16103">
            <text:p>16103</text:p>
          </table:table-cell>
          <table:table-cell table:style-name="ce22" office:value-type="float" office:value="5290035">
            <text:p>5,290,035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84645">
            <text:p>84645</text:p>
          </table:table-cell>
          <table:table-cell table:style-name="ce22" office:value-type="float" office:value="55522982">
            <text:p>55,522,982</text:p>
          </table:table-cell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1" office:value-type="float" office:value="228085">
            <text:p>228085</text:p>
          </table:table-cell>
          <table:table-cell table:style-name="ce22" office:value-type="float" office:value="120881230">
            <text:p>120,881,2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7629">
            <text:p>17629</text:p>
          </table:table-cell>
          <table:table-cell table:style-name="ce22" office:value-type="float" office:value="106689725">
            <text:p>106,689,72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9652">
            <text:p>9652</text:p>
          </table:table-cell>
          <table:table-cell table:style-name="ce23" office:value-type="float" office:value="6519018">
            <text:p>$6,519,018</text:p>
          </table:table-cell>
        </table:table-row>
        <table:table-row table:style-name="ro2">
          <table:table-cell table:style-name="ce21" office:value-type="string">
            <text:p>GRAND TOTAL:</text:p>
          </table:table-cell>
          <table:table-cell table:style-name="ce21" office:value-type="float" office:value="286404">
            <text:p>286404</text:p>
          </table:table-cell>
          <table:table-cell table:style-name="ce23" office:value-type="float" office:value="275621949">
            <text:p>$275,621,949</text:p>
          </table:table-cell>
        </table:table-row>
        <table:table-row table:style-name="ro2">
          <table:table-cell table:style-name="ce21" office:value-type="string">
            <text:p>Additional Analysis of Larceny/Theft Offenses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78987">
            <text:p>78987</text:p>
          </table:table-cell>
          <table:table-cell table:style-name="ce22" office:value-type="float" office:value="114281584">
            <text:p>114,281,584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51503">
            <text:p>51503</text:p>
          </table:table-cell>
          <table:table-cell table:style-name="ce22" office:value-type="float" office:value="5332406">
            <text:p>5,332,406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97595">
            <text:p>97595</text:p>
          </table:table-cell>
          <table:table-cell table:style-name="ce23" office:value-type="float" office:value="1267240">
            <text:p>$1,267,240</text:p>
          </table:table-cell>
        </table:table-row>
        <table:table-row table:style-name="ro2">
          <table:table-cell table:style-name="ce21" office:value-type="string">
            <text:p>TOTAL LARCENY/THEFT:</text:p>
          </table:table-cell>
          <table:table-cell table:style-name="ce21" office:value-type="float" office:value="228085">
            <text:p>228085</text:p>
          </table:table-cell>
          <table:table-cell table:style-name="ce23" office:value-type="float" office:value="120881230">
            <text:p>$120,881,2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loss" style:display-name="PageStyle_value-of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